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weight="bold" style:font-weight-asian="bold" style:font-weight-complex="bold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4.683cm" svg:y="1.903cm">
            <draw:text-box>
              <text:p><text:span text:style-name="T1">The common root node</text:span></text:p>
            </draw:text-box>
          </draw:frame>
        </draw:g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+' identifiers for organizations</text:span></text:p>
            <text:p><text:span text:style-name="T1"/></text:p>
            <text:p><text:span text:style-name="T1"><text:s text:c="2"/></text:span><text:span text:style-name="T1">Example: +</text:span><text:span text:style-name="T2">acme</text:span></text:p>
            <text:p><text:span text:style-name="T1"/></text:p>
            <text:p><text:span text:style-name="T1"/></text:p>
            <text:p><text:span text:style-name="T1"/></text:p>
            <text:p><text:span text:style-name="T1">'#' identifiers for things and concepts</text:span></text:p>
            <text:p><text:span text:style-name="T1"/></text:p>
            <text:p><text:span text:style-name="T1"><text:s text:c="2"/></text:span><text:span text:style-name="T1">Example: #</text:span><text:span text:style-name="T2">email</text:span></text:p>
            <text:p><text:span text:style-name="T1"/></text:p>
            <text:p><text:span text:style-name="T1"/></text:p>
            <text:p><text:span text:style-name="T1"/></text:p>
            <text:p><text:span text:style-name="T1">'$' identifiers 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><text:span text:style-name="T3">+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6" draw:text-style-name="P4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><text:span text:style-name="T4">+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3">+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4">+acme</text:span></text:p>
          </draw:text-box>
        </draw:frame>
        <draw:connector draw:style-name="gr4" draw:text-style-name="P1" draw:layer="layout" draw:type="curve" svg:x1="5.294cm" svg:y1="7.174cm" svg:x2="8.671cm" svg:y2="10.982cm" draw:start-shape="id8" draw:start-glue-point="8" draw:end-shape="id11" draw:end-glue-point="5" svg:d="m5294 7174c0 2539 1125 3808 3377 3808" svg:viewBox="0 0 3378 3809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3">=alice&lt;#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4">&lt;#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  <draw:custom-shape draw:style-name="gr3" draw:text-style-name="P1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4" draw:text-style-name="P1" draw:layer="layout" draw:type="curve" svg:x1="5.306cm" svg:y1="7.19cm" svg:x2="8.671cm" svg:y2="10.982cm" draw:start-shape="id13" draw:start-glue-point="8" draw:end-shape="id16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16" draw:start-glue-point="6" draw:end-shape="id17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17" draw:start-glue-point="6" draw:end-shape="id18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4" draw:text-style-name="P1" draw:layer="layout" draw:type="curve" svg:x1="5.306cm" svg:y1="7.19cm" svg:x2="8.671cm" svg:y2="10.982cm" draw:start-shape="id20" draw:start-glue-point="8" draw:end-shape="id23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23" draw:start-glue-point="6" draw:end-shape="id24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24" draw:start-glue-point="6" draw:end-shape="id25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23" draw:id="id23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4" draw:id="id24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4" draw:text-style-name="P1" draw:layer="layout" draw:type="curve" svg:x1="5.306cm" svg:y1="7.19cm" svg:x2="8.672cm" svg:y2="10.983cm" draw:start-shape="id27" draw:start-glue-point="8" draw:end-shape="id30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0" draw:start-glue-point="6" draw:end-shape="id31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1" draw:start-glue-point="6" draw:end-shape="id32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27" draw:start-glue-point="8" draw:end-shape="id28" draw:end-glue-point="4" svg:d="m5306 7190v13491" svg:viewBox="0 0 1 13492">
          <text:p/>
        </draw:connector>
        <draw:frame draw:style-name="gr2" draw:text-style-name="P2" draw:layer="layout" svg:width="3.169cm" svg:height="0.988cm" svg:x="6.004cm" svg:y="14.629cm">
          <draw:text-box>
            <text:p><text:span text:style-name="T1">#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0" draw:id="id30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1" draw:id="id31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9" draw:style-name="dp1" draw:master-page-name="Default">
        <draw:custom-shape draw:style-name="gr9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10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+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+acme</text:span></text:p>
          </draw:text-box>
        </draw:frame>
        <draw:connector draw:style-name="gr4" draw:text-style-name="P1" draw:layer="layout" draw:type="curve" svg:x1="5.306cm" svg:y1="7.19cm" svg:x2="8.672cm" svg:y2="10.983cm" draw:start-shape="id34" draw:start-glue-point="8" draw:end-shape="id37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#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#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7" draw:start-glue-point="6" draw:end-shape="id38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9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8" draw:start-glue-point="6" draw:end-shape="id39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#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34" draw:start-glue-point="8" draw:end-shape="id35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5"><text:span text:style-name="T3">#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10" draw:text-style-name="P1" xml:id="id37" draw:id="id37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38" draw:id="id38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0" draw:style-name="dp1" draw:master-page-name="Default">
        <draw:custom-shape draw:style-name="gr1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0" draw:start-glue-point="8" draw:end-shape="id41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4" draw:text-style-name="P1" draw:layer="layout" draw:type="curve" svg:x1="1.674cm" svg:y1="2.288cm" svg:x2="4.671cm" svg:y2="21.316cm" draw:start-shape="id40" draw:start-glue-point="8" draw:end-shape="id42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0" draw:start-glue-point="8" draw:end-shape="id43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4" draw:text-style-name="P1" draw:layer="layout" draw:type="curve" svg:x1="5.306cm" svg:y1="7.19cm" svg:x2="8.672cm" svg:y2="10.983cm" draw:start-shape="id41" draw:start-glue-point="8" draw:end-shape="id44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44" draw:start-glue-point="6" draw:end-shape="id45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45" draw:start-glue-point="6" draw:end-shape="id46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1" draw:start-glue-point="8" draw:end-shape="id42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44" draw:id="id4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5" draw:id="id4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1" draw:style-name="dp1" draw:master-page-name="Default">
        <draw:custom-shape draw:style-name="gr9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7" draw:start-glue-point="8" draw:end-shape="id48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10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+acme</text:span></text:p>
          </draw:text-box>
        </draw:frame>
        <draw:connector draw:style-name="gr4" draw:text-style-name="P1" draw:layer="layout" draw:type="curve" svg:x1="1.674cm" svg:y1="2.288cm" svg:x2="4.671cm" svg:y2="21.316cm" draw:start-shape="id47" draw:start-glue-point="8" draw:end-shape="id49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7" draw:start-glue-point="8" draw:end-shape="id50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+acme</text:span></text:p>
          </draw:text-box>
        </draw:frame>
        <draw:connector draw:style-name="gr4" draw:text-style-name="P1" draw:layer="layout" draw:type="curve" svg:x1="5.306cm" svg:y1="7.19cm" svg:x2="8.672cm" svg:y2="10.983cm" draw:start-shape="id48" draw:start-glue-point="8" draw:end-shape="id51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#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#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51" draw:start-glue-point="6" draw:end-shape="id52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9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52" draw:start-glue-point="6" draw:end-shape="id53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#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8" draw:start-glue-point="8" draw:end-shape="id49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5"><text:span text:style-name="T3">#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10" draw:text-style-name="P1" xml:id="id51" draw:id="id5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52" draw:id="id5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frame draw:style-name="gr2" draw:text-style-name="P3" draw:layer="layout" svg:width="2.407cm" svg:height="0.988cm" svg:x="1.916cm" svg:y="1.917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3-31T14:41:06.820329037</dc:date>
    <meta:editing-duration>PT16H19M52S</meta:editing-duration>
    <meta:editing-cycles>50</meta:editing-cycles>
    <meta:generator>LibreOffice/4.1.5.3$Linux_X86_64 LibreOffice_project/410m0$Build-3</meta:generator>
    <meta:document-statistic meta:object-count="198"/>
  </office:meta>
</office:document-meta>
</file>